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CEF0E0158BC1670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0b0e95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13a738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HeadingRecipeIngredients">
      <style:text-properties officeooo:paragraph-rsid="001762fe"/>
    </style:style>
    <style:style style:name="P4" style:family="paragraph" style:parent-style-name="HeadingRecipeIngredients">
      <style:text-properties officeooo:paragraph-rsid="003500d8"/>
    </style:style>
    <style:style style:name="P5" style:family="paragraph" style:parent-style-name="TextBodyIngredients">
      <style:text-properties officeooo:rsid="0016a767" officeooo:paragraph-rsid="0016a767"/>
    </style:style>
    <style:style style:name="P6" style:family="paragraph" style:parent-style-name="TextBodyIngredients">
      <style:text-properties fo:font-size="12pt" fo:font-weight="normal" officeooo:rsid="0016a767" officeooo:paragraph-rsid="0016a767" style:font-name-asian="Lucida Sans Unicode" style:font-size-asian="12pt" style:font-weight-asian="normal" style:font-name-complex="Tahoma" style:font-size-complex="12pt" style:font-weight-complex="normal"/>
    </style:style>
    <style:style style:name="P7" style:family="paragraph" style:parent-style-name="HeadingRecipeInstructions">
      <style:text-properties officeooo:paragraph-rsid="0013a738"/>
    </style:style>
    <style:style style:name="P8" style:family="paragraph" style:parent-style-name="HeadingRecipeInstructions">
      <style:text-properties officeooo:paragraph-rsid="001762fe"/>
    </style:style>
    <style:style style:name="P9" style:family="paragraph" style:parent-style-name="HeadingRecipeInstructions">
      <style:text-properties officeooo:paragraph-rsid="003500d8"/>
    </style:style>
    <style:style style:name="P10" style:family="paragraph" style:parent-style-name="HeadingRecipeHints">
      <style:text-properties officeooo:rsid="0016a767" officeooo:paragraph-rsid="0016a767"/>
    </style:style>
    <style:style style:name="P11" style:family="paragraph" style:parent-style-name="Standard">
      <style:text-properties fo:font-size="12pt" fo:font-weight="normal" officeooo:paragraph-rsid="0013a73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fo:font-size="12pt" fo:language="en" fo:country="US" fo:font-weight="normal" officeooo:paragraph-rsid="001762f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3" style:family="paragraph" style:parent-style-name="Standard">
      <style:text-properties style:use-window-font-color="true" fo:font-size="12pt" fo:language="en" fo:country="US" fo:font-weight="normal" officeooo:paragraph-rsid="003500d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4" style:family="paragraph" style:parent-style-name="Standard">
      <style:text-properties style:use-window-font-color="true" fo:font-size="12pt" fo:language="en" fo:country="US" fo:font-weight="normal" officeooo:rsid="003500d8" officeooo:paragraph-rsid="003500d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fo:font-size="12pt" fo:language="en" fo:country="US" fo:font-weight="normal" officeooo:paragraph-rsid="001762fe" style:font-size-asian="12pt" style:language-asian="zxx" style:country-asian="none" style:font-weight-asian="normal" style:font-size-complex="12pt" style:language-complex="ar" style:country-complex="SA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fo:font-size="12pt" fo:language="en" fo:country="US" fo:font-weight="normal" officeooo:rsid="001762fe" officeooo:paragraph-rsid="001762fe" style:font-size-asian="12pt" style:language-asian="zxx" style:country-asian="none" style:font-weight-asian="normal" style:font-size-complex="12pt" style:language-complex="ar" style:country-complex="SA" style:font-weight-complex="normal" fo:hyphenate="false" fo:hyphenation-remain-char-count="2" fo:hyphenation-push-char-count="2"/>
    </style:style>
    <style:style style:name="P17" style:family="paragraph" style:parent-style-name="HeadingRecipe">
      <style:paragraph-properties fo:break-before="page"/>
    </style:style>
    <style:style style:name="P18" style:family="paragraph" style:parent-style-name="HeadingRecipe">
      <style:paragraph-properties fo:break-before="page"/>
      <style:text-properties officeooo:rsid="003500d8" officeooo:paragraph-rsid="003500d8"/>
    </style:style>
    <style:style style:name="P19" style:family="paragraph" style:parent-style-name="HeadingRecipe" style:master-page-name="RecipeHalfPageStyle">
      <style:paragraph-properties style:page-number="auto" fo:break-before="page"/>
    </style:style>
    <style:style style:name="P20" style:family="paragraph" style:parent-style-name="HeadingRecipe" style:master-page-name="RecipeHalfPageStyle">
      <style:paragraph-properties style:page-number="auto"/>
      <style:text-properties officeooo:rsid="0016a767" officeooo:paragraph-rsid="0016a767"/>
    </style:style>
    <style:style style:name="P21" style:family="paragraph" style:parent-style-name="TextInstructionsNumbered">
      <style:text-properties officeooo:paragraph-rsid="00163555"/>
    </style:style>
    <style:style style:name="P22" style:family="paragraph" style:parent-style-name="TextInstructionsNumbered">
      <style:text-properties officeooo:rsid="0018d8eb" officeooo:paragraph-rsid="0018d8eb"/>
    </style:style>
    <style:style style:name="P23" style:family="paragraph" style:parent-style-name="TextInstructionsNumbered">
      <style:text-properties officeooo:paragraph-rsid="000d21ec"/>
    </style:style>
    <style:style style:name="P24" style:family="paragraph" style:parent-style-name="TextInstructionsNumbered">
      <style:text-properties officeooo:rsid="0016a767" officeooo:paragraph-rsid="0016a767"/>
    </style:style>
    <style:style style:name="P25" style:family="paragraph" style:parent-style-name="TextInstructionsNumbered" style:list-style-name="TextRecipeNumbering">
      <style:text-properties officeooo:rsid="0016a767" officeooo:paragraph-rsid="0016a767"/>
    </style:style>
    <style:style style:name="P26" style:family="paragraph" style:parent-style-name="TextInstructionsNumbered">
      <style:text-properties officeooo:paragraph-rsid="001709a5"/>
    </style:style>
    <style:style style:name="P27" style:family="paragraph" style:parent-style-name="TextInstructionsNumbered">
      <style:text-properties style:use-window-font-color="true" fo:font-size="12pt" fo:language="en" fo:country="US" fo:font-weight="normal" officeooo:paragraph-rsid="001709a5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8" style:family="paragraph" style:parent-style-name="TextInstructionsNumbered">
      <style:text-properties style:use-window-font-color="true" fo:font-size="12pt" fo:language="en" fo:country="US" fo:font-weight="normal" officeooo:paragraph-rsid="001709a5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29" style:family="paragraph" style:parent-style-name="TextInstructionsNumbered">
      <style:text-properties officeooo:rsid="002d2161" officeooo:paragraph-rsid="002d2161"/>
    </style:style>
    <style:style style:name="P30" style:family="paragraph" style:parent-style-name="TextInstructionsNumbered">
      <style:text-properties officeooo:paragraph-rsid="002d2161"/>
    </style:style>
    <style:style style:name="P31" style:family="paragraph" style:parent-style-name="TextInstructionsNumbered">
      <style:text-properties fo:language="en" fo:country="US" officeooo:rsid="003500d8" officeooo:paragraph-rsid="003500d8" style:language-asian="zxx" style:country-asian="none" style:language-complex="ar" style:country-complex="SA"/>
    </style:style>
    <style:style style:name="P32" style:family="paragraph" style:parent-style-name="TextInstructionsNumbered" style:list-style-name="TextRecipeNumbering">
      <style:text-properties officeooo:rsid="003500d8" officeooo:paragraph-rsid="003500d8"/>
    </style:style>
    <style:style style:name="P33" style:family="paragraph" style:parent-style-name="TextInstructionsNumbered">
      <style:text-properties officeooo:rsid="003500d8" officeooo:paragraph-rsid="003500d8"/>
    </style:style>
    <style:style style:name="T1" style:family="text">
      <style:text-properties style:use-window-font-color="true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fo:font-size="12pt" fo:language="en" fo:country="US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3" style:family="text">
      <style:text-properties officeooo:rsid="00163555"/>
    </style:style>
    <style:style style:name="T4" style:family="text">
      <style:text-properties officeooo:rsid="0016a767"/>
    </style:style>
    <style:style style:name="T5" style:family="text">
      <style:text-properties officeooo:rsid="001709a5"/>
    </style:style>
    <style:style style:name="T6" style:family="text">
      <style:text-properties officeooo:rsid="001762fe"/>
    </style:style>
    <style:style style:name="T7" style:family="text">
      <style:text-properties officeooo:rsid="001ab02d"/>
    </style:style>
    <style:style style:name="T8" style:family="text">
      <style:text-properties fo:language="en" fo:country="US" style:language-asian="zxx" style:country-asian="none" style:language-complex="ar" style:country-complex="SA"/>
    </style:style>
    <style:style style:name="T9" style:family="text">
      <style:text-properties fo:language="en" fo:country="US" officeooo:rsid="002d2161" style:language-asian="zxx" style:country-asian="none" style:language-complex="ar" style:country-complex="SA"/>
    </style:style>
    <style:style style:name="T10" style:family="text">
      <style:text-properties fo:language="en" fo:country="US" officeooo:rsid="003500d8" style:language-asian="zxx" style:country-asian="none" style:language-complex="ar" style:country-complex="SA"/>
    </style:style>
    <style:style style:name="T11" style:family="text">
      <style:text-properties officeooo:rsid="002b8209"/>
    </style:style>
    <style:style style:name="T12" style:family="text">
      <style:text-properties officeooo:rsid="002bd2e5"/>
    </style:style>
    <style:style style:name="T13" style:family="text">
      <style:text-properties officeooo:rsid="002d2161"/>
    </style:style>
    <style:style style:name="T14" style:family="text">
      <style:text-properties officeooo:rsid="003500d8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language="en" fo:country="US" style:language-asian="zxx" style:country-asian="none" style:language-complex="ar" style:country-complex="SA"/>
    </style:style>
    <style:style style:name="T17" style:family="text">
      <style:text-properties fo:font-size="14pt" style:text-underline-style="solid" style:text-underline-width="auto" style:text-underline-color="font-color" fo:font-weight="bold" style:font-weight-asian="bold"/>
    </style:style>
    <style:style style:name="T18" style:family="text">
      <style:text-properties officeooo:rsid="0036a446"/>
    </style:style>
    <style:style style:name="T19" style:family="text">
      <style:text-properties officeooo:rsid="0039c966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3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h text:style-name="P19" text:outline-level="4"><text:alphabetical-index-mark-start text:id="IMark142568744"/><text:alphabetical-index-mark-start text:id="IMark142570440"/>Black Olive Tap<text:span text:style-name="T11">e</text:span>nad<text:alphabetical-index-mark-end text:id="IMark142570440"/>e<text:alphabetical-index-mark-end text:id="IMark142568744"/></text:h>
        <text:p text:style-name="HeadingRecipeHints">Double recipe <text:span text:style-name="T3">for parties.</text:span></text:p>
        <text:p text:style-name="P2">Ingredients</text:p>
        <text:section text:style-name="Sect2" text:name="Section13">
          <text:p text:style-name="P11">20 pitted Kalamata olives, coarsely chopped<text:line-break/>1 TBS rinsed, drained, and chopped capers<text:line-break/>1 tsp fresh lemon juice<text:line-break/>2 tsp olive oil<text:line-break/>fresh cracked black pepper</text:p>
        </text:section>
        <text:p text:style-name="P7"/>
        <text:p text:style-name="P7">Instructions</text:p>
        <text:list xml:id="list56690824144397906" text:style-name="TextRecipeNumbering">
          <text:list-item text:start-value="1">
            <text:p text:style-name="P21">Combine <text:span text:style-name="T11">K</text:span>alamata olives, capers, lemon juice, olive oil and pepper. <text:s/></text:p>
          </text:list-item>
          <text:list-item>
            <text:p text:style-name="P21">Mix well. <text:s/>Refrigerate and use within two weeks.</text:p>
          </text:list-item>
          <text:list-item>
            <text:p text:style-name="P22">Serve with fresh bread or crackers.</text:p>
          </text:list-item>
        </text:list>
        <text:h text:style-name="P20" text:outline-level="4"><text:alphabetical-index-mark-start text:id="IMark142552648"/>Goat Cheese Torta with Pesto <text:span text:style-name="T19">&amp; </text:span>Sun-dried Tomato<text:alphabetical-index-mark-end text:id="IMark142552648"/></text:h>
        <text:p text:style-name="P10">From Cyber-kitchen.co<text:span text:style-name="T7">m</text:span> <text:s/><text:span text:style-name="T5">Serves 20-25 with other appetizers.</text:span></text:p>
        <text:p text:style-name="P1">Ingredients</text:p>
        <text:section text:style-name="Sect2" text:name="Section23">
          <text:p text:style-name="P5">6 oz Goat Cheese</text:p>
          <text:p text:style-name="P5">4 oz cream cheese</text:p>
          <text:p text:style-name="P5">6-8 cloves of chopped garlic</text:p>
          <text:p text:style-name="P6">½ cup pesto</text:p>
          <text:p text:style-name="P5">½ cup chopped oil-packed sun dried tomatoes</text:p>
          <text:p text:style-name="P5">1-2 tsp of sun dried tomato oil </text:p>
          <text:p text:style-name="P5">Decorate with fresh herbs (thyme, oregano, rosemary or parsley)</text:p>
        </text:section>
        <text:p text:style-name="HeadingRecipeInstructions"/>
        <text:p text:style-name="HeadingRecipeInstructions">Instructions</text:p>
        <text:list xml:id="list130529821189467" text:continue-list="list56690824144397906" text:style-name="TextRecipeNumbering">
          <text:list-item text:start-value="1">
            <text:p text:style-name="TextInstructionsNumbered"><text:span text:style-name="T4">Mix goat cheese and cream cheese. <text:s/>Add chopped garlic</text:span>.</text:p>
          </text:list-item>
          <text:list-item>
            <text:p text:style-name="P23"><text:span text:style-name="T4">Add salt and black pepper to taste</text:span>.</text:p>
          </text:list-item>
          <text:list-item>
            <text:p text:style-name="P24">Line a small glass bowl with plastic wrap.</text:p>
          </text:list-item>
          <text:list-item>
            <text:p text:style-name="P24">Put 1/3 cup of goat cheese mixture into bowl.</text:p>
          </text:list-item>
          <text:list-item>
            <text:p text:style-name="P24">Top cheese with pesto.</text:p>
          </text:list-item>
          <text:list-item>
            <text:p text:style-name="P25">Put another 1/3 cup of goat cheese mixture into bowl.</text:p>
          </text:list-item>
          <text:list-item>
            <text:p text:style-name="P25">Put the <text:span text:style-name="T11">sun dried</text:span> tomatoes on top of cheese mixture.</text:p>
          </text:list-item>
          <text:list-item>
            <text:p text:style-name="P25">Top with rest of goat cheese mixture.</text:p>
          </text:list-item>
          <text:list-item>
            <text:p text:style-name="P25">Refrigerate for at least 2 hours and up to 4 days.</text:p>
          </text:list-item>
          <text:list-item>
            <text:p text:style-name="P25">To serve, invert bowl on a serving dish.</text:p>
          </text:list-item>
          <text:list-item>
            <text:p text:style-name="P25">Carefully remove the plastic wrap and decorate with herbs.</text:p>
          </text:list-item>
          <text:list-item>
            <text:p text:style-name="P25">Serve with baguettes.</text:p>
          </text:list-item>
        </text:list>
      </text:section>
      <text:h text:style-name="P19" text:outline-level="4"><text:alphabetical-index-mark-start text:id="IMark142550424"/>Caramelized Onion, Pear &amp; Blue Cheese Bites<text:alphabetical-index-mark-end text:id="IMark142550424"/></text:h>
      <text:p text:style-name="HeadingRecipeHints"><text:span text:style-name="T11">Preheat</text:span> oven to 400º F.</text:p>
      <text:p text:style-name="HeadingRecipeIngredients">Ingredients</text:p>
      <text:section text:style-name="Sect3" text:name="Section3">
        <text:p text:style-name="TextBodyIngredients">1 Lb Package Puff Pastry, Thawed</text:p>
        <text:p text:style-name="TextBodyIngredients">1 medium onion</text:p>
        <text:p text:style-name="TextBodyIngredients">2 Medium Ripe Pears, peeled, cored &amp; cut into small diced pieces</text:p>
        <text:p text:style-name="TextBodyIngredients">3 T<text:span text:style-name="T11">bs</text:span> olive oil</text:p>
        <text:p text:style-name="TextBodyIngredients">3 T<text:span text:style-name="T11">bs</text:span> Butter</text:p>
        <text:p text:style-name="TextBodyIngredients">3 T<text:span text:style-name="T11">bs</text:span> finely chopped Parsley</text:p>
        <text:p text:style-name="TextBodyIngredients">2<text:span text:style-name="T2">¼ cup chopped, lightly toasted Walnuts</text:span></text:p>
        <text:p text:style-name="TextBodyIngredients">1/3 cup blue cheese crumbles</text:p>
        <text:p text:style-name="TextBodyIngredients">Salt &amp; Pepper to Taste</text:p>
        <text:p text:style-name="TextBodyIngredients"><text:span text:style-name="T5">Egg Wash: </text:span>1 Med Egg Beaten with <text:span text:style-name="T5">1</text:span> tsp water</text:p>
      </text:section>
      <text:section text:style-name="Sect1" text:name="Section4">
        <text:p text:style-name="HeadingRecipeInstructions">Instructions</text:p>
        <text:list xml:id="list130528959790493" text:continue-list="list130529821189467" text:style-name="TextRecipeNumbering">
          <text:list-item text:start-value="1">
            <text:p text:style-name="P26">In a medium sized frying pan, heat 1 ½ T<text:span text:style-name="T12">bs</text:span> of both the oil and butter until hot over medium heat, then add the onions and stir well. <text:s/>Reduce the heat to medium low and cook stirring often, until the onions are very soft and lightly browned, about 12 min.</text:p>
          </text:list-item>
          <text:list-item>
            <text:p text:style-name="P26"><text:span text:style-name="T1">Remove the onions from the pan, season with salt and pepper and set aside</text:span>. </text:p>
          </text:list-item>
          <text:list-item>
            <text:p text:style-name="P27">Add the remaining oil and better to the pan and heat over medium heat, then add the pears.</text:p>
          </text:list-item>
          <text:list-item>
            <text:p text:style-name="P27">Cook the pears, stirring often until soft; about 5-7 minutes.</text:p>
          </text:list-item>
          <text:list-item>
            <text:p text:style-name="P27">Combine the onions and pears along with the parsley in a bowl.</text:p>
          </text:list-item>
          <text:list-item>
            <text:p text:style-name="P27">Line a baking sheet with parchment paper, and cut the puff pastry into 2 ½ inch squares.</text:p>
          </text:list-item>
          <text:list-item>
            <text:p text:style-name="P28">Arrange the puff pastry squares on the baking sheet, and brush the tops with the beaten egg mixture.</text:p>
          </text:list-item>
          <text:list-item>
            <text:p text:style-name="P28">Take ¾ tsp of pear &amp; onion mixture and mound it into the center of each square of puff pastry. <text:s/>Sprinkle the chopped nuts over the pear mixture, then blue cheese crumbles.</text:p>
          </text:list-item>
          <text:list-item>
            <text:p text:style-name="P28">Bake until golden brown.</text:p>
          </text:list-item>
        </text:list>
        <text:h text:style-name="P17" text:outline-level="4"><text:alphabetical-index-mark-start text:id="IMark142580808"/>Cranberry-Avocado Sals<text:span text:style-name="T11">a</text:span><text:alphabetical-index-mark-end text:id="IMark142580808"/></text:h>
        <text:p text:style-name="P3">Ingredients</text:p>
        <text:section text:style-name="Sect2" text:name="Section5">
          <text:p text:style-name="P12">1 Tb<text:span text:style-name="T11">s</text:span> fresh lime juice</text:p>
          <text:p text:style-name="P12">2 Tb<text:span text:style-name="T11">s</text:span> honey</text:p>
          <text:p text:style-name="P12">1 jalapeno, minced (remove seeds for less spicy)</text:p>
          <text:p text:style-name="P12">¼ cup <text:span text:style-name="T6">finely chopped </text:span>red onion</text:p>
          <text:p text:style-name="P12">2-4 avocados, cut into cubes-diced size</text:p>
          <text:p text:style-name="P12">¾ cup fresh cranberries</text:p>
          <text:p text:style-name="P15">2 Tb<text:span text:style-name="T11">s</text:span> fresh cilantro, chopped</text:p>
          <text:p text:style-name="P16"><text:span text:style-name="T13">Coarse </text:span>Salt &amp; pepper</text:p>
        </text:section>
        <text:p text:style-name="P8">Instructions</text:p>
        <text:list xml:id="list130529062749453" text:continue-list="list130528959790493" text:style-name="TextRecipeNumbering">
          <text:list-item text:start-value="1">
            <text:p text:style-name="TextInstructionsNumbered"><text:span text:style-name="T8">In a large bowl, whisk together lime juice, honey, jalapeno and red onion</text:span>.</text:p>
          </text:list-item>
          <text:list-item>
            <text:p text:style-name="P29">Add ripe avocados.</text:p>
          </text:list-item>
          <text:list-item>
            <text:p text:style-name="P30">Cut each cranberry in half or chop them into 3-4 pieces – drain them on a paper towel to remove extra moisture. <text:span text:style-name="T13">Then add cranberries and cilantro to mixture.</text:span></text:p>
          </text:list-item>
          <text:list-item>
            <text:p text:style-name="P29">Season with coarse salt &amp; pepper. <text:s/>Toss gently to combine.</text:p>
          </text:list-item>
          <text:list-item>
            <text:p text:style-name="TextInstructionsNumbered"><text:span text:style-name="T8">Serve with </text:span><text:span text:style-name="T9">tortilla </text:span><text:span text:style-name="T8">chips </text:span><text:span text:style-name="T9">or Pita Crisps</text:span>.</text:p>
          </text:list-item>
        </text:list>
        <text:h text:style-name="P18" text:outline-level="4"><text:alphabetical-index-mark-start text:id="IMark142893240"/><text:span text:style-name="T17">Mous</text:span>se de Saumon Fum<text:span text:style-name="T15">é</text:span><text:alphabetical-index-mark-end text:id="IMark142893240"/></text:h>
        <text:p text:style-name="P4">Ingredients</text:p>
        <text:section text:style-name="Sect2" text:name="Section1">
          <text:p text:style-name="P14">½ lb (8 oz) smoked salmon</text:p>
          <text:p text:style-name="P14">½ lb (8 oz) cream cheese</text:p>
          <text:p text:style-name="P14">1/3 cup chopped green onions</text:p>
          <text:p text:style-name="P14">¼ cup finely chopped dill</text:p>
          <text:p text:style-name="P14">Juice of half of lemon</text:p>
          <text:p text:style-name="P14">Tabasco sauce to taste</text:p>
          <text:p text:style-name="P13">2 <text:span text:style-name="T14">Tbs aquavit, optional</text:span></text:p>
          <text:p text:style-name="P14">chopped raw <text:span text:style-name="T18">onions</text:span></text:p>
          <text:p text:style-name="P14">Drained capers</text:p>
        </text:section>
        <text:p text:style-name="P9">Instructions</text:p>
        <text:list xml:id="list130530303739620" text:continue-list="list130529062749453" text:style-name="TextRecipeNumbering">
          <text:list-item text:start-value="1">
            <text:p text:style-name="P31">Combine all the ingredients, except the toast, chopped oinion and capers in the container of a food processor blender.</text:p>
          </text:list-item>
          <text:list-item>
            <text:p text:style-name="P32"><text:span text:style-name="T10">B</text:span><text:span text:style-name="T8">lend to a pur</text:span><text:span text:style-name="T16">é</text:span><text:span text:style-name="T8">e.</text:span></text:p>
          </text:list-item>
          <text:list-item>
            <text:p text:style-name="P33">Pour the mixture into a serving dish. <text:s/>Smooth the top and chill.</text:p>
          </text:list-item>
          <text:list-item>
            <text:p text:style-name="P33">Serve with buttered toast, chopped onion and drained capers on the side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CEF0E0158BC1670E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WW8Num1z1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cipeHalfSheet</dc:title>
    <meta:creation-date>2015-10-31T20:27:24.01</meta:creation-date>
    <meta:editing-cycles>46</meta:editing-cycles>
    <meta:editing-duration>PT9H18M10S</meta:editing-duration>
    <meta:generator>LibreOffice/5.0.3.2$Linux_X86_64 LibreOffice_project/00m0$Build-2</meta:generator>
    <meta:initial-creator>David Holland-Moritz</meta:initial-creator>
    <dc:date>2018-09-15T13:05:28.122050194</dc:date>
    <dc:creator>David Holland-Moritz</dc:creator>
    <meta:document-statistic meta:table-count="0" meta:image-count="0" meta:object-count="0" meta:page-count="7" meta:paragraph-count="86" meta:word-count="691" meta:character-count="3766" meta:non-whitespace-character-count="3150"/>
    <meta:template xlink:type="simple" xlink:actuate="onRequest" xlink:title="RecipeHalfSheet" xlink:href="../../../../AppData/Roaming/OpenOffice/4/user/template/RecipeHalfSheet1.ott" meta:date="2015-10-31T20:27:23.820000000"/>
  </office:meta>
</office:document-meta>
</file>